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D123A5684D4B9D3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</text:span>Feliz Navidad Querido Alumno de ASIR<text:span text:style-name="T2"> </text:span>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1811in" svg:y="-0.4917in" svg:width="7.9689in" style:rel-width="scale" svg:height="11.2764in" style:rel-height="scale" draw:z-index="0"><draw:image xlink:href="Pictures/1000000000000212000002EED123A5684D4B9D35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50:45.637441699</dc:date>
    <meta:editing-cycles>15</meta:editing-cycles>
    <meta:editing-duration>PT36M51S</meta:editing-duration>
    <meta:document-statistic meta:table-count="0" meta:image-count="1" meta:object-count="0" meta:page-count="1" meta:paragraph-count="21" meta:word-count="26" meta:character-count="109" meta:non-whitespace-character-count="85"/>
    <meta:template xlink:type="simple" xlink:actuate="onRequest" xlink:title="" xlink:href="Normal.dotm"/>
  </office:meta>
</office:document-meta>
</file>